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23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9048" calcext:value-type="float">
            <text:p>128.0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22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22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9512" calcext:value-type="float">
            <text:p>127.1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20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2712" calcext:value-type="float">
            <text:p>126.0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9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8128" calcext:value-type="float">
            <text:p>124.4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8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9248" calcext:value-type="float">
            <text:p>125.8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7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6088" calcext:value-type="float">
            <text:p>123.3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6448" calcext:value-type="float">
            <text:p>122.4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6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0728" calcext:value-type="float">
            <text:p>122.4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6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8728" calcext:value-type="float">
            <text:p>121.6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5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9528" calcext:value-type="float">
            <text:p>120.4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4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6648" calcext:value-type="float">
            <text:p>120.2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4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7488" calcext:value-type="float">
            <text:p>119.3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3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6888" calcext:value-type="float">
            <text:p>118.3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2-09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3528" calcext:value-type="float">
            <text:p>118.1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2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1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4568" calcext:value-type="float">
            <text:p>115.0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10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8968" calcext:value-type="float">
            <text:p>115.9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8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4168" calcext:value-type="float">
            <text:p>115.6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8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7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0248" calcext:value-type="float">
            <text:p>114.7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7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1232" calcext:value-type="float">
            <text:p>110.44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6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4928" calcext:value-type="float">
            <text:p>114.10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6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8672" calcext:value-type="float">
            <text:p>112.81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5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7688" calcext:value-type="float">
            <text:p>113.3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5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4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3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3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2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1648" calcext:value-type="float">
            <text:p>110.7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1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0712" calcext:value-type="float">
            <text:p>110.09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1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9272" calcext:value-type="float">
            <text:p>106.1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2000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99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5288" calcext:value-type="float">
            <text:p>105.5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98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97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96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96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9336" calcext:value-type="float">
            <text:p>102.1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95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6816" calcext:value-type="float">
            <text:p>101.0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94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92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1608" calcext:value-type="float">
            <text:p>98.9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91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91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90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9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9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8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8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8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7-05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6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6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6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6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6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6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4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4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4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3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7904" calcext:value-type="float">
            <text:p>100.5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3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2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2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1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1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80-0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7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4848" calcext:value-type="float">
            <text:p>105.8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79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79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9896" calcext:value-type="float">
            <text:p>106.6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79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79-04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6168" calcext:value-type="float">
            <text:p>108.7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79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6544" calcext:value-type="float">
            <text:p>108.7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79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1136" calcext:value-type="float">
            <text:p>108.9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78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78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78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272" calcext:value-type="float">
            <text:p>109.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4986759</text:p>
          </table:table-cell>
          <table:table-cell office:value-type="string" calcext:value-type="string">
            <text:p>1978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83288" calcext:value-type="float">
            <text:p>139.0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76" meta:object-count="0"/>
    <meta:user-defined meta:name="AppVersion">3.0</meta:user-defined>
  </office:meta>
</office:document-meta>
</file>